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8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N°Caso (.000)\Alg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BubbleMelhorado</text:p>
          </table:table-cell>
          <table:table-cell office:value-type="string" calcext:value-type="string">
            <text:p>Quick primeiro</text:p>
          </table:table-cell>
          <table:table-cell office:value-type="string" calcext:value-type="string">
            <text:p>Quick Meio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Merg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0125" calcext:value-type="float">
            <text:p>0,00125</text:p>
          </table:table-cell>
          <table:table-cell table:number-columns-repeated="2" office:value-type="float" office:value="0.00015" calcext:value-type="float">
            <text:p>0,00015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143" calcext:value-type="float">
            <text:p>0,00143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031" calcext:value-type="float">
            <text:p>0,000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109" calcext:value-type="float">
            <text:p>0,04109</text:p>
          </table:table-cell>
          <table:table-cell office:value-type="float" office:value="0.04281" calcext:value-type="float">
            <text:p>0,04281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1343" calcext:value-type="float">
            <text:p>0,01343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2483" calcext:value-type="float">
            <text:p>0,02483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078" calcext:value-type="float">
            <text:p>0,000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9289" calcext:value-type="float">
            <text:p>0,19289</text:p>
          </table:table-cell>
          <table:table-cell office:value-type="float" office:value="0.19465" calcext:value-type="float">
            <text:p>0,19465</text:p>
          </table:table-cell>
          <table:table-cell office:value-type="float" office:value="0.00079" calcext:value-type="float">
            <text:p>0,00079</text:p>
          </table:table-cell>
          <table:table-cell office:value-type="float" office:value="0.00109" calcext:value-type="float">
            <text:p>0,00109</text:p>
          </table:table-cell>
          <table:table-cell office:value-type="float" office:value="0.05358" calcext:value-type="float">
            <text:p>0,05358</text:p>
          </table:table-cell>
          <table:table-cell office:value-type="float" office:value="0.0014" calcext:value-type="float">
            <text:p>0,0014</text:p>
          </table:table-cell>
          <table:table-cell office:value-type="float" office:value="0.09857" calcext:value-type="float">
            <text:p>0,09857</text:p>
          </table:table-cell>
          <table:table-cell office:value-type="float" office:value="0.00156" calcext:value-type="float">
            <text:p>0,00156</text:p>
          </table:table-cell>
          <table:table-cell office:value-type="float" office:value="0.00125" calcext:value-type="float">
            <text:p>0,001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6711" calcext:value-type="float">
            <text:p>0,46711</text:p>
          </table:table-cell>
          <table:table-cell office:value-type="float" office:value="0.45973" calcext:value-type="float">
            <text:p>0,45973</text:p>
          </table:table-cell>
          <table:table-cell office:value-type="float" office:value="0.00124" calcext:value-type="float">
            <text:p>0,00124</text:p>
          </table:table-cell>
          <table:table-cell office:value-type="float" office:value="0.00187" calcext:value-type="float">
            <text:p>0,00187</text:p>
          </table:table-cell>
          <table:table-cell office:value-type="float" office:value="0.12123" calcext:value-type="float">
            <text:p>0,12123</text:p>
          </table:table-cell>
          <table:table-cell office:value-type="float" office:value="0.00187" calcext:value-type="float">
            <text:p>0,00187</text:p>
          </table:table-cell>
          <table:table-cell office:value-type="float" office:value="0.22151" calcext:value-type="float">
            <text:p>0,22151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203" calcext:value-type="float">
            <text:p>0,002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5685" calcext:value-type="float">
            <text:p>0,85685</text:p>
          </table:table-cell>
          <table:table-cell office:value-type="float" office:value="0.84679" calcext:value-type="float">
            <text:p>0,84679</text:p>
          </table:table-cell>
          <table:table-cell office:value-type="float" office:value="0.00187" calcext:value-type="float">
            <text:p>0,00187</text:p>
          </table:table-cell>
          <table:table-cell office:value-type="float" office:value="0.00201" calcext:value-type="float">
            <text:p>0,00201</text:p>
          </table:table-cell>
          <table:table-cell office:value-type="float" office:value="0.21339" calcext:value-type="float">
            <text:p>0,21339</text:p>
          </table:table-cell>
          <table:table-cell office:value-type="float" office:value="0.00297" calcext:value-type="float">
            <text:p>0,00297</text:p>
          </table:table-cell>
          <table:table-cell office:value-type="float" office:value="0.39303" calcext:value-type="float">
            <text:p>0,39303</text:p>
          </table:table-cell>
          <table:table-cell office:value-type="float" office:value="0.00344" calcext:value-type="float">
            <text:p>0,00344</text:p>
          </table:table-cell>
          <table:table-cell office:value-type="float" office:value="0.00281" calcext:value-type="float">
            <text:p>0,002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37693" calcext:value-type="float">
            <text:p>1,37693</text:p>
          </table:table-cell>
          <table:table-cell office:value-type="float" office:value="1.32702" calcext:value-type="float">
            <text:p>1,32702</text:p>
          </table:table-cell>
          <table:table-cell office:value-type="float" office:value="0.00251" calcext:value-type="float">
            <text:p>0,00251</text:p>
          </table:table-cell>
          <table:table-cell office:value-type="float" office:value="0.00312" calcext:value-type="float">
            <text:p>0,00312</text:p>
          </table:table-cell>
          <table:table-cell office:value-type="float" office:value="0.33367" calcext:value-type="float">
            <text:p>0,33367</text:p>
          </table:table-cell>
          <table:table-cell office:value-type="float" office:value="0.00374" calcext:value-type="float">
            <text:p>0,00374</text:p>
          </table:table-cell>
          <table:table-cell office:value-type="float" office:value="0.62189" calcext:value-type="float">
            <text:p>0,62189</text:p>
          </table:table-cell>
          <table:table-cell office:value-type="float" office:value="0.00422" calcext:value-type="float">
            <text:p>0,00422</text:p>
          </table:table-cell>
          <table:table-cell office:value-type="float" office:value="0.00327" calcext:value-type="float">
            <text:p>0,003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01933" calcext:value-type="float">
            <text:p>2,01933</text:p>
          </table:table-cell>
          <table:table-cell office:value-type="float" office:value="2.00297" calcext:value-type="float">
            <text:p>2,00297</text:p>
          </table:table-cell>
          <table:table-cell office:value-type="float" office:value="0.00328" calcext:value-type="float">
            <text:p>0,00328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48035" calcext:value-type="float">
            <text:p>0,48035</text:p>
          </table:table-cell>
          <table:table-cell office:value-type="float" office:value="0.00485" calcext:value-type="float">
            <text:p>0,00485</text:p>
          </table:table-cell>
          <table:table-cell office:value-type="float" office:value="0.92134" calcext:value-type="float">
            <text:p>0,92134</text:p>
          </table:table-cell>
          <table:table-cell office:value-type="float" office:value="0.00517" calcext:value-type="float">
            <text:p>0,00517</text:p>
          </table:table-cell>
          <table:table-cell office:value-type="float" office:value="0.00453" calcext:value-type="float">
            <text:p>0,004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77712" calcext:value-type="float">
            <text:p>2,77712</text:p>
          </table:table-cell>
          <table:table-cell office:value-type="float" office:value="2.72157" calcext:value-type="float">
            <text:p>2,72157</text:p>
          </table:table-cell>
          <table:table-cell office:value-type="float" office:value="0.00437" calcext:value-type="float">
            <text:p>0,00437</text:p>
          </table:table-cell>
          <table:table-cell office:value-type="float" office:value="0.00438" calcext:value-type="float">
            <text:p>0,00438</text:p>
          </table:table-cell>
          <table:table-cell office:value-type="float" office:value="0.65312" calcext:value-type="float">
            <text:p>0,65312</text:p>
          </table:table-cell>
          <table:table-cell office:value-type="float" office:value="0.00578" calcext:value-type="float">
            <text:p>0,00578</text:p>
          </table:table-cell>
          <table:table-cell office:value-type="float" office:value="1.20534" calcext:value-type="float">
            <text:p>1,20534</text:p>
          </table:table-cell>
          <table:table-cell office:value-type="float" office:value="0.0064" calcext:value-type="float">
            <text:p>0,0064</text:p>
          </table:table-cell>
          <table:table-cell office:value-type="float" office:value="0.00515" calcext:value-type="float">
            <text:p>0,005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66032" calcext:value-type="float">
            <text:p>3,66032</text:p>
          </table:table-cell>
          <table:table-cell office:value-type="float" office:value="3.59946" calcext:value-type="float">
            <text:p>3,59946</text:p>
          </table:table-cell>
          <table:table-cell office:value-type="float" office:value="0.00453" calcext:value-type="float">
            <text:p>0,00453</text:p>
          </table:table-cell>
          <table:table-cell office:value-type="float" office:value="0.00531" calcext:value-type="float">
            <text:p>0,00531</text:p>
          </table:table-cell>
          <table:table-cell office:value-type="float" office:value="0.85059" calcext:value-type="float">
            <text:p>0,85059</text:p>
          </table:table-cell>
          <table:table-cell office:value-type="float" office:value="0.00655" calcext:value-type="float">
            <text:p>0,00655</text:p>
          </table:table-cell>
          <table:table-cell office:value-type="float" office:value="1.5679" calcext:value-type="float">
            <text:p>1,5679</text:p>
          </table:table-cell>
          <table:table-cell office:value-type="float" office:value="0.00734" calcext:value-type="float">
            <text:p>0,00734</text:p>
          </table:table-cell>
          <table:table-cell office:value-type="float" office:value="0.00594" calcext:value-type="float">
            <text:p>0,0059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65042" calcext:value-type="float">
            <text:p>4,65042</text:p>
          </table:table-cell>
          <table:table-cell office:value-type="float" office:value="4.59212" calcext:value-type="float">
            <text:p>4,59212</text:p>
          </table:table-cell>
          <table:table-cell office:value-type="float" office:value="0.00484" calcext:value-type="float">
            <text:p>0,00484</text:p>
          </table:table-cell>
          <table:table-cell office:value-type="float" office:value="0.00562" calcext:value-type="float">
            <text:p>0,00562</text:p>
          </table:table-cell>
          <table:table-cell office:value-type="float" office:value="1.07865" calcext:value-type="float">
            <text:p>1,07865</text:p>
          </table:table-cell>
          <table:table-cell office:value-type="float" office:value="0.00718" calcext:value-type="float">
            <text:p>0,00718</text:p>
          </table:table-cell>
          <table:table-cell office:value-type="float" office:value="1.98324" calcext:value-type="float">
            <text:p>1,98324</text:p>
          </table:table-cell>
          <table:table-cell office:value-type="float" office:value="0.00812" calcext:value-type="float">
            <text:p>0,00812</text:p>
          </table:table-cell>
          <table:table-cell office:value-type="float" office:value="0.00641" calcext:value-type="float">
            <text:p>0,006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78268" calcext:value-type="float">
            <text:p>5,78268</text:p>
          </table:table-cell>
          <table:table-cell office:value-type="float" office:value="5.68961" calcext:value-type="float">
            <text:p>5,68961</text:p>
          </table:table-cell>
          <table:table-cell office:value-type="float" office:value="0.00515" calcext:value-type="float">
            <text:p>0,00515</text:p>
          </table:table-cell>
          <table:table-cell office:value-type="float" office:value="0.00671" calcext:value-type="float">
            <text:p>0,00671</text:p>
          </table:table-cell>
          <table:table-cell office:value-type="float" office:value="1.33672" calcext:value-type="float">
            <text:p>1,33672</text:p>
          </table:table-cell>
          <table:table-cell office:value-type="float" office:value="0.00873" calcext:value-type="float">
            <text:p>0,00873</text:p>
          </table:table-cell>
          <table:table-cell office:value-type="float" office:value="2.44785" calcext:value-type="float">
            <text:p>2,44785</text:p>
          </table:table-cell>
          <table:table-cell office:value-type="float" office:value="0.00921" calcext:value-type="float">
            <text:p>0,00921</text:p>
          </table:table-cell>
          <table:table-cell office:value-type="float" office:value="0.00719" calcext:value-type="float">
            <text:p>0,007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.02987" calcext:value-type="float">
            <text:p>7,02987</text:p>
          </table:table-cell>
          <table:table-cell office:value-type="float" office:value="6.92805" calcext:value-type="float">
            <text:p>6,92805</text:p>
          </table:table-cell>
          <table:table-cell office:value-type="float" office:value="0.00609" calcext:value-type="float">
            <text:p>0,00609</text:p>
          </table:table-cell>
          <table:table-cell office:value-type="float" office:value="0.00719" calcext:value-type="float">
            <text:p>0,00719</text:p>
          </table:table-cell>
          <table:table-cell office:value-type="float" office:value="1.63852" calcext:value-type="float">
            <text:p>1,63852</text:p>
          </table:table-cell>
          <table:table-cell office:value-type="float" office:value="0.00968" calcext:value-type="float">
            <text:p>0,00968</text:p>
          </table:table-cell>
          <table:table-cell office:value-type="float" office:value="2.96133" calcext:value-type="float">
            <text:p>2,96133</text:p>
          </table:table-cell>
          <table:table-cell office:value-type="float" office:value="0.01032" calcext:value-type="float">
            <text:p>0,01032</text:p>
          </table:table-cell>
          <table:table-cell office:value-type="float" office:value="0.00781" calcext:value-type="float">
            <text:p>0,0078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3757" calcext:value-type="float">
            <text:p>8,3757</text:p>
          </table:table-cell>
          <table:table-cell office:value-type="float" office:value="8.27181" calcext:value-type="float">
            <text:p>8,27181</text:p>
          </table:table-cell>
          <table:table-cell office:value-type="float" office:value="0.00687" calcext:value-type="float">
            <text:p>0,00687</text:p>
          </table:table-cell>
          <table:table-cell office:value-type="float" office:value="0.00813" calcext:value-type="float">
            <text:p>0,00813</text:p>
          </table:table-cell>
          <table:table-cell office:value-type="float" office:value="1.92237" calcext:value-type="float">
            <text:p>1,92237</text:p>
          </table:table-cell>
          <table:table-cell office:value-type="float" office:value="0.01078" calcext:value-type="float">
            <text:p>0,01078</text:p>
          </table:table-cell>
          <table:table-cell office:value-type="float" office:value="3.52449" calcext:value-type="float">
            <text:p>3,52449</text:p>
          </table:table-cell>
          <table:table-cell office:value-type="float" office:value="0.01124" calcext:value-type="float">
            <text:p>0,01124</text:p>
          </table:table-cell>
          <table:table-cell office:value-type="float" office:value="0.00875" calcext:value-type="float">
            <text:p>0,008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.84814" calcext:value-type="float">
            <text:p>9,84814</text:p>
          </table:table-cell>
          <table:table-cell office:value-type="float" office:value="9.72913" calcext:value-type="float">
            <text:p>9,72913</text:p>
          </table:table-cell>
          <table:table-cell office:value-type="float" office:value="0.0075" calcext:value-type="float">
            <text:p>0,0075</text:p>
          </table:table-cell>
          <table:table-cell office:value-type="float" office:value="0.00843" calcext:value-type="float">
            <text:p>0,00843</text:p>
          </table:table-cell>
          <table:table-cell office:value-type="float" office:value="2.25626" calcext:value-type="float">
            <text:p>2,25626</text:p>
          </table:table-cell>
          <table:table-cell office:value-type="float" office:value="0.01141" calcext:value-type="float">
            <text:p>0,01141</text:p>
          </table:table-cell>
          <table:table-cell office:value-type="float" office:value="4.13621" calcext:value-type="float">
            <text:p>4,13621</text:p>
          </table:table-cell>
          <table:table-cell office:value-type="float" office:value="0.01234" calcext:value-type="float">
            <text:p>0,01234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.4283" calcext:value-type="float">
            <text:p>11,4283</text:p>
          </table:table-cell>
          <table:table-cell office:value-type="float" office:value="11.9374" calcext:value-type="float">
            <text:p>11,9374</text:p>
          </table:table-cell>
          <table:table-cell office:value-type="float" office:value="0.00811" calcext:value-type="float">
            <text:p>0,00811</text:p>
          </table:table-cell>
          <table:table-cell office:value-type="float" office:value="0.00937" calcext:value-type="float">
            <text:p>0,00937</text:p>
          </table:table-cell>
          <table:table-cell office:value-type="float" office:value="2.61393" calcext:value-type="float">
            <text:p>2,61393</text:p>
          </table:table-cell>
          <table:table-cell office:value-type="float" office:value="0.01264" calcext:value-type="float">
            <text:p>0,01264</text:p>
          </table:table-cell>
          <table:table-cell office:value-type="float" office:value="4.80168" calcext:value-type="float">
            <text:p>4,80168</text:p>
          </table:table-cell>
          <table:table-cell office:value-type="float" office:value="0.01297" calcext:value-type="float">
            <text:p>0,01297</text:p>
          </table:table-cell>
          <table:table-cell office:value-type="float" office:value="0.01078" calcext:value-type="float">
            <text:p>0,0107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.13265" calcext:value-type="float">
            <text:p>14,13265</text:p>
          </table:table-cell>
          <table:table-cell office:value-type="float" office:value="13.65962" calcext:value-type="float">
            <text:p>13,65962</text:p>
          </table:table-cell>
          <table:table-cell office:value-type="float" office:value="0.00874" calcext:value-type="float">
            <text:p>0,00874</text:p>
          </table:table-cell>
          <table:table-cell office:value-type="float" office:value="0.01047" calcext:value-type="float">
            <text:p>0,01047</text:p>
          </table:table-cell>
          <table:table-cell office:value-type="float" office:value="2.99742" calcext:value-type="float">
            <text:p>2,99742</text:p>
          </table:table-cell>
          <table:table-cell office:value-type="float" office:value="0.01344" calcext:value-type="float">
            <text:p>0,01344</text:p>
          </table:table-cell>
          <table:table-cell office:value-type="float" office:value="5.51916" calcext:value-type="float">
            <text:p>5,51916</text:p>
          </table:table-cell>
          <table:table-cell office:value-type="float" office:value="0.01437" calcext:value-type="float">
            <text:p>0,01437</text:p>
          </table:table-cell>
          <table:table-cell office:value-type="float" office:value="0.01093" calcext:value-type="float">
            <text:p>0,010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.99524" calcext:value-type="float">
            <text:p>15,99524</text:p>
          </table:table-cell>
          <table:table-cell office:value-type="float" office:value="15.57589" calcext:value-type="float">
            <text:p>15,57589</text:p>
          </table:table-cell>
          <table:table-cell office:value-type="float" office:value="0.0092" calcext:value-type="float">
            <text:p>0,0092</text:p>
          </table:table-cell>
          <table:table-cell office:value-type="float" office:value="0.01093" calcext:value-type="float">
            <text:p>0,01093</text:p>
          </table:table-cell>
          <table:table-cell office:value-type="float" office:value="3.41295" calcext:value-type="float">
            <text:p>3,41295</text:p>
          </table:table-cell>
          <table:table-cell office:value-type="float" office:value="0.015" calcext:value-type="float">
            <text:p>0,015</text:p>
          </table:table-cell>
          <table:table-cell office:value-type="float" office:value="6.27552" calcext:value-type="float">
            <text:p>6,27552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234" calcext:value-type="float">
            <text:p>0,0123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8.08544" calcext:value-type="float">
            <text:p>18,08544</text:p>
          </table:table-cell>
          <table:table-cell office:value-type="float" office:value="17.60317" calcext:value-type="float">
            <text:p>17,60317</text:p>
          </table:table-cell>
          <table:table-cell office:value-type="float" office:value="0.01015" calcext:value-type="float">
            <text:p>0,01015</text:p>
          </table:table-cell>
          <table:table-cell office:value-type="float" office:value="0.01172" calcext:value-type="float">
            <text:p>0,01172</text:p>
          </table:table-cell>
          <table:table-cell office:value-type="float" office:value="3.85649" calcext:value-type="float">
            <text:p>3,85649</text:p>
          </table:table-cell>
          <table:table-cell office:value-type="float" office:value="0.01564" calcext:value-type="float">
            <text:p>0,01564</text:p>
          </table:table-cell>
          <table:table-cell office:value-type="float" office:value="7.08099" calcext:value-type="float">
            <text:p>7,08099</text:p>
          </table:table-cell>
          <table:table-cell office:value-type="float" office:value="0.01641" calcext:value-type="float">
            <text:p>0,01641</text:p>
          </table:table-cell>
          <table:table-cell office:value-type="float" office:value="0.01295" calcext:value-type="float">
            <text:p>0,0129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.30299" calcext:value-type="float">
            <text:p>20,30299</text:p>
          </table:table-cell>
          <table:table-cell office:value-type="float" office:value="19.77548" calcext:value-type="float">
            <text:p>19,77548</text:p>
          </table:table-cell>
          <table:table-cell office:value-type="float" office:value="0.01061" calcext:value-type="float">
            <text:p>0,01061</text:p>
          </table:table-cell>
          <table:table-cell office:value-type="float" office:value="0.01233" calcext:value-type="float">
            <text:p>0,01233</text:p>
          </table:table-cell>
          <table:table-cell office:value-type="float" office:value="4.37695" calcext:value-type="float">
            <text:p>4,37695</text:p>
          </table:table-cell>
          <table:table-cell office:value-type="float" office:value="0.01686" calcext:value-type="float">
            <text:p>0,01686</text:p>
          </table:table-cell>
          <table:table-cell office:value-type="float" office:value="7.94173" calcext:value-type="float">
            <text:p>7,94173</text:p>
          </table:table-cell>
          <table:table-cell office:value-type="float" office:value="0.01718" calcext:value-type="float">
            <text:p>0,01718</text:p>
          </table:table-cell>
          <table:table-cell office:value-type="float" office:value="0.01391" calcext:value-type="float">
            <text:p>0,0139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.71435" calcext:value-type="float">
            <text:p>20,71435</text:p>
          </table:table-cell>
          <table:table-cell office:value-type="float" office:value="21.90249" calcext:value-type="float">
            <text:p>21,90249</text:p>
          </table:table-cell>
          <table:table-cell office:value-type="float" office:value="0.01139" calcext:value-type="float">
            <text:p>0,01139</text:p>
          </table:table-cell>
          <table:table-cell office:value-type="float" office:value="0.01328" calcext:value-type="float">
            <text:p>0,01328</text:p>
          </table:table-cell>
          <table:table-cell office:value-type="float" office:value="4.87867" calcext:value-type="float">
            <text:p>4,87867</text:p>
          </table:table-cell>
          <table:table-cell office:value-type="float" office:value="0.01797" calcext:value-type="float">
            <text:p>0,01797</text:p>
          </table:table-cell>
          <table:table-cell office:value-type="float" office:value="8.85041" calcext:value-type="float">
            <text:p>8,85041</text:p>
          </table:table-cell>
          <table:table-cell office:value-type="float" office:value="0.0178" calcext:value-type="float">
            <text:p>0,0178</text:p>
          </table:table-cell>
          <table:table-cell office:value-type="float" office:value="0.01499" calcext:value-type="float">
            <text:p>0,014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.03341" calcext:value-type="float">
            <text:p>23,03341</text:p>
          </table:table-cell>
          <table:table-cell office:value-type="float" office:value="24.31025" calcext:value-type="float">
            <text:p>24,31025</text:p>
          </table:table-cell>
          <table:table-cell office:value-type="float" office:value="0.01217" calcext:value-type="float">
            <text:p>0,01217</text:p>
          </table:table-cell>
          <table:table-cell office:value-type="float" office:value="0.01374" calcext:value-type="float">
            <text:p>0,01374</text:p>
          </table:table-cell>
          <table:table-cell office:value-type="float" office:value="5.31147" calcext:value-type="float">
            <text:p>5,31147</text:p>
          </table:table-cell>
          <table:table-cell office:value-type="float" office:value="0.01906" calcext:value-type="float">
            <text:p>0,01906</text:p>
          </table:table-cell>
          <table:table-cell office:value-type="float" office:value="9.80924" calcext:value-type="float">
            <text:p>9,80924</text:p>
          </table:table-cell>
          <table:table-cell office:value-type="float" office:value="0.01968" calcext:value-type="float">
            <text:p>0,01968</text:p>
          </table:table-cell>
          <table:table-cell office:value-type="float" office:value="0.01562" calcext:value-type="float">
            <text:p>0,015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 style:data-style-name="N2" text:time-value="08:26:14.41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9T14:20:16.235000000</meta:creation-date>
    <dc:date>2024-10-30T12:03:38.552000000</dc:date>
    <meta:editing-duration>PT7H19M11S</meta:editing-duration>
    <meta:editing-cycles>14</meta:editing-cycles>
    <meta:generator>LibreOffice/7.6.7.2$Windows_X86_64 LibreOffice_project/dd47e4b30cb7dab30588d6c79c651f218165e3c5</meta:generator>
    <meta:document-statistic meta:table-count="1" meta:cell-count="220" meta:object-count="0"/>
  </office:meta>
</office:document-meta>
</file>